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95ac" officeooo:paragraph-rsid="001695a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1695ac" officeooo:paragraph-rsid="001695ac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695ac" officeooo:paragraph-rsid="001695a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695ac" officeooo:paragraph-rsid="001695ac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695ac" officeooo:paragraph-rsid="001695a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695ac" officeooo:paragraph-rsid="001a2afa" style:font-size-asian="16pt" style:font-weight-asian="bold" style:font-size-complex="16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6pt" fo:font-weight="bold" officeooo:rsid="001695ac" officeooo:paragraph-rsid="001a2af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1695ac" officeooo:paragraph-rsid="001695ac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bold" officeooo:rsid="001695ac" officeooo:paragraph-rsid="001695ac" style:font-size-asian="15pt" style:font-weight-asian="bold" style:font-size-complex="15pt" style:font-weight-complex="bold"/>
    </style:style>
    <style:style style:name="T1" style:family="text">
      <style:text-properties officeooo:rsid="001775ba"/>
    </style:style>
    <style:style style:name="T2" style:family="text">
      <style:text-properties officeooo:rsid="001a2afa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3</text:p>
      <text:p text:style-name="P4">Observations</text:p>
      <text:p text:style-name="P4"/>
      <text:p text:style-name="P5">Program 1:</text:p>
      <text:p text:style-name="P5"/>
      <text:p text:style-name="P8"><text:span text:style-name="T3">1.</text:span> Create the thread by using pthread_create system call.</text:p>
      <text:p text:style-name="P8"/>
      <text:p text:style-name="P8"><text:span text:style-name="T3">2.</text:span> Use getpid() to get the process id.</text:p>
      <text:p text:style-name="P8"/>
      <text:p text:style-name="P8"><text:span text:style-name="T3">3.</text:span> If thread == 0 then, thread is created successfully.</text:p>
      <text:p text:style-name="P8"/>
      <text:p text:style-name="P8"><text:span text:style-name="T3">4.</text:span> If you have exceuted the program and terminate the terminal then also thread <text:tab/>continue to run.</text:p>
      <text:p text:style-name="P9"/>
      <text:p text:style-name="P8"><text:span text:style-name="T3">5.</text:span> You can see the running process type ps -eLf process_id.</text:p>
      <text:p text:style-name="P8"/>
      <text:p text:style-name="P8"><text:span text:style-name="T3">6.</text:span> To kill the process type htop command then select the process_id then click <text:tab/>on F9 <text:span text:style-name="T1">= kill </text:span>then select <text:span text:style-name="T1">SIGKILL.</text:span></text:p>
      <text:p text:style-name="P2"/>
      <text:p text:style-name="P2"/>
      <text:p text:style-name="P6">Program <text:span text:style-name="T2">2</text:span>:</text:p>
      <text:p text:style-name="P6"/>
      <text:list xml:id="list4119437951" text:style-name="L2">
        <text:list-item>
          <text:p text:style-name="P7"/>
        </text:list-item>
      </text:list>
      <text:p text:style-name="P6"/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1T08:17:51.104874809</meta:creation-date>
    <dc:date>2024-05-21T08:33:06.050436566</dc:date>
    <meta:editing-duration>PT5M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84" meta:character-count="465" meta:non-whitespace-character-count="390"/>
  </office:meta>
</office:document-meta>
</file>